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style:font-name="Arial1" fo:font-size="12pt" fo:font-weight="bold" officeooo:rsid="001c7ac9" officeooo:paragraph-rsid="001c7ac9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Arial1" fo:font-size="12pt" fo:font-weight="bold" officeooo:rsid="001c7ac9" officeooo:paragraph-rsid="001c7ac9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c7ac9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c8d1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1" fo:font-size="12pt" style:font-size-asian="12pt" style:font-size-complex="12pt"/>
    </style:style>
    <style:style style:name="T3" style:family="text">
      <style:text-properties fo:color="#000000" style:font-name="Arial1" fo:font-size="12pt" officeooo:rsid="001c7ac9" style:font-size-asian="12pt" style:font-size-complex="12pt"/>
    </style:style>
    <style:style style:name="T4" style:family="text">
      <style:text-properties fo:color="#000000" style:font-name="Arial1" fo:font-size="12pt" officeooo:rsid="001c8d18" style:font-size-asian="12pt" style:font-size-complex="12pt"/>
    </style:style>
    <style:style style:name="T5" style:family="text">
      <style:text-properties officeooo:rsid="001c8d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<text:span text:style-name="T1">Layla Couto</text:span></text:p>
      <text:p text:style-name="P1">Resumo do texto</text:p>
      <text:p text:style-name="P3"><text:span text:style-name="T2"><text:tab/>Inúmeros estudos com intuito de oferecer um conjunto de medidas que permite avaliar de maneira confiável a efetividade do processo de implementação dos próprios sistemas de </text:span><text:span text:style-name="T3">i</text:span><text:span text:style-name="T2">nformação, porém medir o sucesso da implementação é uma tarefa complexa pois o sistema de informação apresenta dimensões organizacionais, humanas e tecnológicas. </text:span></text:p>
      <text:p text:style-name="P3"><text:span text:style-name="T2"><text:tab/>Em 1990 foi publicado um trabalho que considera que o sucesso da implementação é traduzido na mudança e </text:span><text:span text:style-name="T3">em</text:span><text:span text:style-name="T2"> </text:span><text:span text:style-name="T3">melhorias proporcionadas</text:span><text:span text:style-name="T2"> pelo sistema </text:span><text:span text:style-name="T3">qu</text:span><text:span text:style-name="T2">e pode ser mantido através da aceitação, do uso, do desempenho e da satisfação. Assim essas quatro medidas de sucesso </text:span><text:span text:style-name="T3">f</text:span><text:span text:style-name="T2">oram relacionados em uma hierarquia que enfatiza determinada variável de acordo com os objetivos do sistema estudado e da pesquisa a </text:span><text:span text:style-name="T3">ser realizada.</text:span></text:p>
      <text:p text:style-name="P3"><text:span text:style-name="T2"><text:tab/>Entre os pesquisadores o retorno financeiro que um sistema proporciona é uma medida insuficiente do seu sucesso da implementação, mas pode ser apurado através de diferentes métodos, tais como a relação custo/benefício, o valor presente líquido e a taxa de retorno sobre investimento. </text:span></text:p>
      <text:p text:style-name="P3"><text:span text:style-name="T2"><text:tab/>Assim os </text:span><text:span text:style-name="T3">benefícios provenientes</text:span><text:span text:style-name="T2"> dos da implementação de sistemas de </text:span><text:span text:style-name="T3">i</text:span><text:span text:style-name="T2">nformaç</text:span><text:span text:style-name="T3">ões</text:span><text:span text:style-name="T2"> não são totalmente quantificáveis e a grande risco de variação de prazos e custos em virtude da evolução tecnológica. Isso faz com que o retorno financeiro proporcionado pelo sistema não seja aceita os pesquisadores com uma medida suficiente do sucesso.</text:span></text:p>
      <text:p text:style-name="P4"><text:span text:style-name="T2"><text:tab/>A qualidade técnica é outro aspecto a ser considerado na avaliação do sucesso do sistema de informaç</text:span><text:span text:style-name="T3">ões</text:span><text:span text:style-name="T2">. A qualidade técnica </text:span><text:span text:style-name="T4">é </text:span><text:span text:style-name="T2">necessária, mas não </text:span><text:span text:style-name="T4">o suficiente</text:span><text:span text:style-name="T2"> para o </text:span><text:span text:style-name="T4">sucesso da</text:span><text:span text:style-name="T2"> implementação. O sucesso de um sistema </text:span><text:span text:style-name="T4">de informação e d</text:span><text:span text:style-name="T2">e </text:span><text:span text:style-name="T4">sua</text:span><text:span text:style-name="T2"> implementação deve levar em conta as dimensões humanas, organizacional e tecnológica, e isso deve </text:span><text:span text:style-name="T4">refletir</text:span><text:span text:style-name="T2"> nas medidas empregadas para avaliar o sucesso.<text:line-break/><text:tab/></text:span><text:span text:style-name="T4">Da mesma forma que o </text:span><text:span text:style-name="T2">sucesso pode ser interpretad</text:span><text:span text:style-name="T4">o</text:span><text:span text:style-name="T2"> de diferentes formas os problemas relacionados a implementação também são divers</text:span><text:span text:style-name="T4">o</text:span><text:span text:style-name="T2">s e podem ser classificados de acordo com as diferentes abordagens dadas a implementação. </text:span><text:span text:style-name="T4">A partir do</text:span><text:span text:style-name="T2">s quatro domínios inter-relaciona</text:span><text:span text:style-name="T4">dos </text:span><text:span text:style-name="T2">criados em 1987 pode-</text:span><text:span text:style-name="T4">se</text:span><text:span text:style-name="T2"> saber que os problemas no sistema de informação são pertinentes a: domínio técnico, domínio de dados, domínio do usuário </text:span><text:span text:style-name="T4">e </text:span><text:span text:style-name="T2">dom</text:span><text:span text:style-name="T4">í</text:span><text:span text:style-name="T2">n</text:span><text:span text:style-name="T4">i</text:span><text:span text:style-name="T2">o organizacional</text:span><text:span text:style-name="T4">, e assim </text:span><text:span text:style-name="T2">as ações para as falhas no sistema de </text:span><text:span text:style-name="T4">i</text:span><text:span text:style-name="T2">nformaç</text:span><text:span text:style-name="T4">ões</text:span><text:span text:style-name="T2"> </text:span><text:span text:style-name="T4">podem</text:span><text:span text:style-name="T2"> ser agrupadas em: características do sistema de informação, características do </text:span><text:soft-page-break/><text:span text:style-name="T2">ambiente do sistema de informação, característica do processo de implementação e características do ambiente de desenvolvimento.</text:span></text:p>
      <text:p text:style-name="P4"><text:span text:style-name="T2"><text:tab/>De certa forma a falha de um sistema de informação está relacionada a problemas que afetam as três dimensões de um sistema e seus diversos componentes além disso não apresenta desempenho esperado não opera como especificado ou não pode ser utilizado como pretendido.</text:span></text:p>
      <text:p text:style-name="P4"><text:span text:style-name="T2"><text:tab/>O conceito de efetiva idade passou a ser empregado para designar quando um <text:s/>sistema de informação alcan</text:span><text:span text:style-name="T4">ça</text:span><text:span text:style-name="T2"> os objetivos para os quais fo</text:span><text:span text:style-name="T4">i</text:span><text:span text:style-name="T2"> implementado. Na organização o que busca-</text:span><text:span text:style-name="T4">se</text:span><text:span text:style-name="T2"> avaliar é o quanto sistema proporciona </text:span><text:span text:style-name="T4">para a </text:span><text:span text:style-name="T2">empresa que implementa a melhoria do desempenho nacional e o valor agregado os seus produtos e serviços.<text:line-break/><text:tab/>O modelo, que consolidaram diversos estudos, de 1992 foi de grande contribuição para avaliação da efetividade de sistemas de </text:span><text:span text:style-name="T4">i</text:span><text:span text:style-name="T2">nformaç</text:span><text:span text:style-name="T4">ões.</text:span><text:span text:style-name="T2"> </text:span><text:span text:style-name="T4">O</text:span><text:span text:style-name="T2"> modelo permitiu que as medidas de sucesso do sistema de informação </text:span><text:span text:style-name="T4">fossem</text:span><text:span text:style-name="T2"> agrupadas em categorias consistentes </text:span><text:span text:style-name="T4">e</text:span><text:span text:style-name="T2"> de fácil utilização: </text:span><text:span text:style-name="T4">qualidade do sistema, qualidade da informação, uso da informação, satisfação do usuário, impacto individual e impacto organizacional.</text:span><text:span text:style-name="T2"> </text:span><text:span text:style-name="T4">Além disso, o</text:span><text:span text:style-name="T2"> modelo proporcionou a identificação dos diferentes grupos interessados no sistema de informação e representou também uma base consistente para continuidade das pesquisas sobre implementação de sistema de informação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7T12:27:23.527000000</meta:creation-date>
    <dc:date>2020-08-27T12:50:05.688000000</dc:date>
    <meta:editing-duration>PT1S</meta:editing-duration>
    <meta:editing-cycles>1</meta:editing-cycles>
    <meta:document-statistic meta:table-count="0" meta:image-count="0" meta:object-count="0" meta:page-count="2" meta:paragraph-count="9" meta:word-count="566" meta:character-count="3751" meta:non-whitespace-character-count="3181"/>
    <meta:generator>LibreOffice/6.4.5.2$Windows_X86_64 LibreOffice_project/a726b36747cf2001e06b58ad5db1aa3a9a1872d6</meta:generator>
  </office:meta>
</office:document-meta>
</file>